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6.657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2.101cm"/>
    </style:style>
    <style:style style:name="co9" style:family="table-column">
      <style:table-column-properties fo:break-before="auto" style:column-width="1.983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2.0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533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0.621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6.754cm"/>
    </style:style>
    <style:style style:name="co19" style:family="table-column">
      <style:table-column-properties fo:break-before="auto" style:column-width="0.524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466cm"/>
    </style:style>
    <style:style style:name="co22" style:family="table-column">
      <style:table-column-properties fo:break-before="auto" style:column-width="4.531cm"/>
    </style:style>
    <style:style style:name="co2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4"/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padding="0.071cm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4"/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5" table:default-cell-style-name="ce38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36" table:formula="of:=[.C3]/12" office:value-type="float" office:value="34241.6283333333" calcext:value-type="float">
            <text:p>34.241,63</text:p>
          </table:table-cell>
          <table:table-cell table:style-name="ce36" table:formula="of:=[.D3]/12" office:value-type="float" office:value="-25306.1833333333" calcext:value-type="float">
            <text:p>-25.306,18</text:p>
          </table:table-cell>
          <table:table-cell table:style-name="ce36" table:formula="of:=[.E3]/12" office:value-type="float" office:value="8070.6675" calcext:value-type="float">
            <text:p>8.070,67</text:p>
          </table:table-cell>
          <table:table-cell table:style-name="ce36" table:formula="of:=[.F3]/12" office:value-type="float" office:value="-5417.84833333333" calcext:value-type="float">
            <text:p>-5.417,85</text:p>
          </table:table-cell>
          <table:table-cell table:style-name="ce36"/>
          <table:table-cell table:number-columns-repeated="2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TOPLAM</text:p>
          </table:table-cell>
          <table:table-cell table:style-name="ce37" table:formula="of:=SUM([.C6:.C17])" office:value-type="float" office:value="410899.54" calcext:value-type="float">
            <text:p>410.899,54</text:p>
          </table:table-cell>
          <table:table-cell table:style-name="ce37" table:formula="of:=SUM([.D6:.D17])" office:value-type="float" office:value="-303674.2" calcext:value-type="float">
            <text:p>-303.674,20</text:p>
          </table:table-cell>
          <table:table-cell table:style-name="ce37" table:formula="of:=SUM([.E6:.E17])" office:value-type="float" office:value="96848.01" calcext:value-type="float">
            <text:p>96.848,01</text:p>
          </table:table-cell>
          <table:table-cell table:style-name="ce37" table:formula="of:=SUM([.F6:.F17])" office:value-type="float" office:value="-65014.18" calcext:value-type="float">
            <text:p>-65.014,18</text:p>
          </table:table-cell>
          <table:table-cell table:style-name="ce37" table:formula="of:=[.E3]+[.F3]" office:value-type="float" office:value="31833.83" calcext:value-type="float">
            <text:p>31.833,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7333.3" calcext:value-type="float">
            <text:p>7.333,30</text:p>
          </table:table-cell>
          <table:table-cell table:formula="of:=[$'01'.E2]" office:value-type="float" office:value="-6834.05" calcext:value-type="float">
            <text:p>-6.834,05</text:p>
          </table:table-cell>
          <table:table-cell table:formula="of:=[$'01'.F2]" office:value-type="float" office:value="46462.64" calcext:value-type="float">
            <text:p>46.462,64</text:p>
          </table:table-cell>
          <table:table-cell table:formula="of:=[$'01'.G2]" office:value-type="float" office:value="-6834.05" calcext:value-type="float">
            <text:p>-6.834,05</text:p>
          </table:table-cell>
          <table:table-cell table:formula="of:=[.E6]+[.F6]+[.G5]" office:value-type="float" office:value="39628.59" calcext:value-type="float">
            <text:p>39.628,59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0567.09" calcext:value-type="float">
            <text:p>10.567,09</text:p>
          </table:table-cell>
          <table:table-cell table:formula="of:=[$'02'.E2]" office:value-type="float" office:value="-21938.15" calcext:value-type="float">
            <text:p>-21.938,15</text:p>
          </table:table-cell>
          <table:table-cell table:formula="of:=[$'02'.F2]" office:value-type="float" office:value="11567.09" calcext:value-type="float">
            <text:p>11.567,09</text:p>
          </table:table-cell>
          <table:table-cell table:formula="of:=[$'02'.G2]" office:value-type="float" office:value="-21938.15" calcext:value-type="float">
            <text:p>-21.938,15</text:p>
          </table:table-cell>
          <table:table-cell table:formula="of:=[.E7]+[.F7]+[.G6]" office:value-type="float" office:value="29257.53" calcext:value-type="float">
            <text:p>29.257,53</text:p>
          </table:table-cell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36859.61" calcext:value-type="float">
            <text:p>36.859,61</text:p>
          </table:table-cell>
          <table:table-cell table:formula="of:=[$'03'.E2]" office:value-type="float" office:value="-30109.3" calcext:value-type="float">
            <text:p>-30.109,30</text:p>
          </table:table-cell>
          <table:table-cell table:formula="of:=[$'03'.F2]" office:value-type="float" office:value="35859.61" calcext:value-type="float">
            <text:p>35.859,61</text:p>
          </table:table-cell>
          <table:table-cell table:formula="of:=[$'03'.G2]" office:value-type="float" office:value="-30109.3" calcext:value-type="float">
            <text:p>-30.109,30</text:p>
          </table:table-cell>
          <table:table-cell table:formula="of:=[.E8]+[.F8]+[.G7]" office:value-type="float" office:value="35007.84" calcext:value-type="float">
            <text:p>35.007,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80598.8" calcext:value-type="float">
            <text:p>80.598,80</text:p>
          </table:table-cell>
          <table:table-cell table:formula="of:=[$'04'.E2]" office:value-type="float" office:value="-11290.68" calcext:value-type="float">
            <text:p>-11.290,68</text:p>
          </table:table-cell>
          <table:table-cell table:formula="of:=[$'04'.F2]" office:value-type="float" office:value="2958.67" calcext:value-type="float">
            <text:p>2.958,67</text:p>
          </table:table-cell>
          <table:table-cell table:formula="of:=[$'04'.G2]" office:value-type="float" office:value="-6132.68" calcext:value-type="float">
            <text:p>-6.132,68</text:p>
          </table:table-cell>
          <table:table-cell table:formula="of:=[.E9]+[.F9]+[.G8]" office:value-type="float" office:value="31833.83" calcext:value-type="float">
            <text:p>31.833,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13520.37" calcext:value-type="float">
            <text:p>13.520,37</text:p>
          </table:table-cell>
          <table:table-cell table:formula="of:=[$'05'.E2]" office:value-type="float" office:value="-7027.65" calcext:value-type="float">
            <text:p>-7.027,65</text:p>
          </table:table-cell>
          <table:table-cell table:formula="of:=[$'05'.F2]" office:value-type="float" office:value="0" calcext:value-type="float">
            <text:p>0,00</text:p>
          </table:table-cell>
          <table:table-cell table:formula="of:=[$'05'.G2]" office:value-type="float" office:value="0" calcext:value-type="float">
            <text:p>0,00</text:p>
          </table:table-cell>
          <table:table-cell table:formula="of:=[.E10]+[.F10]+[.G9]" office:value-type="float" office:value="31833.83" calcext:value-type="float">
            <text:p>31.833,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18520.37" calcext:value-type="float">
            <text:p>18.520,37</text:p>
          </table:table-cell>
          <table:table-cell table:formula="of:=[$'06'.E2]" office:value-type="float" office:value="-7027.65" calcext:value-type="float">
            <text:p>-7.027,65</text:p>
          </table:table-cell>
          <table:table-cell table:formula="of:=[$'06'.F2]" office:value-type="float" office:value="0" calcext:value-type="float">
            <text:p>0,00</text:p>
          </table:table-cell>
          <table:table-cell table:formula="of:=[$'06'.G2]" office:value-type="float" office:value="0" calcext:value-type="float">
            <text:p>0,00</text:p>
          </table:table-cell>
          <table:table-cell table:formula="of:=[.E11]+[.F11]+[.G10]" office:value-type="float" office:value="31833.83" calcext:value-type="float">
            <text:p>31.833,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14000" calcext:value-type="float">
            <text:p>14.000,00</text:p>
          </table:table-cell>
          <table:table-cell table:formula="of:=[$'07'.E2]" office:value-type="float" office:value="-7027.65" calcext:value-type="float">
            <text:p>-7.027,65</text:p>
          </table:table-cell>
          <table:table-cell table:formula="of:=[$'07'.F2]" office:value-type="float" office:value="0" calcext:value-type="float">
            <text:p>0,00</text:p>
          </table:table-cell>
          <table:table-cell table:formula="of:=[$'07'.G2]" office:value-type="float" office:value="0" calcext:value-type="float">
            <text:p>0,00</text:p>
          </table:table-cell>
          <table:table-cell table:formula="of:=[.E12]+[.F12]+[.G11]" office:value-type="float" office:value="31833.83" calcext:value-type="float">
            <text:p>31.833,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28500" calcext:value-type="float">
            <text:p>28.500,00</text:p>
          </table:table-cell>
          <table:table-cell table:formula="of:=[$'08'.E2]" office:value-type="float" office:value="-20647.95" calcext:value-type="float">
            <text:p>-20.647,95</text:p>
          </table:table-cell>
          <table:table-cell table:formula="of:=[$'08'.F2]" office:value-type="float" office:value="0" calcext:value-type="float">
            <text:p>0,00</text:p>
          </table:table-cell>
          <table:table-cell table:formula="of:=[$'08'.G2]" office:value-type="float" office:value="0" calcext:value-type="float">
            <text:p>0,00</text:p>
          </table:table-cell>
          <table:table-cell table:formula="of:=[.E13]+[.F13]+[.G12]" office:value-type="float" office:value="31833.83" calcext:value-type="float">
            <text:p>31.833,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64000" calcext:value-type="float">
            <text:p>64.000,00</text:p>
          </table:table-cell>
          <table:table-cell table:formula="of:=[$'09'.E2]" office:value-type="float" office:value="-57027.65" calcext:value-type="float">
            <text:p>-57.027,65</text:p>
          </table:table-cell>
          <table:table-cell table:formula="of:=[$'09'.F2]" office:value-type="float" office:value="0" calcext:value-type="float">
            <text:p>0,00</text:p>
          </table:table-cell>
          <table:table-cell table:formula="of:=[$'09'.G2]" office:value-type="float" office:value="0" calcext:value-type="float">
            <text:p>0,00</text:p>
          </table:table-cell>
          <table:table-cell table:formula="of:=[.E14]+[.F14]+[.G13]" office:value-type="float" office:value="31833.83" calcext:value-type="float">
            <text:p>31.833,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12000" calcext:value-type="float">
            <text:p>12.000,00</text:p>
          </table:table-cell>
          <table:table-cell table:formula="of:=[$'10'.E2]" office:value-type="float" office:value="-6850" calcext:value-type="float">
            <text:p>-6.850,00</text:p>
          </table:table-cell>
          <table:table-cell table:formula="of:=[$'10'.F2]" office:value-type="float" office:value="0" calcext:value-type="float">
            <text:p>0,00</text:p>
          </table:table-cell>
          <table:table-cell table:formula="of:=[$'10'.G2]" office:value-type="float" office:value="0" calcext:value-type="float">
            <text:p>0,00</text:p>
          </table:table-cell>
          <table:table-cell table:formula="of:=[.E15]+[.F15]+[.G14]" office:value-type="float" office:value="31833.83" calcext:value-type="float">
            <text:p>31.833,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13000" calcext:value-type="float">
            <text:p>113.000,00</text:p>
          </table:table-cell>
          <table:table-cell table:formula="of:=[$'11'.E2]" office:value-type="float" office:value="-6850" calcext:value-type="float">
            <text:p>-6.850,00</text:p>
          </table:table-cell>
          <table:table-cell table:formula="of:=[$'11'.F2]" office:value-type="float" office:value="0" calcext:value-type="float">
            <text:p>0,00</text:p>
          </table:table-cell>
          <table:table-cell table:formula="of:=[$'11'.G2]" office:value-type="float" office:value="0" calcext:value-type="float">
            <text:p>0,00</text:p>
          </table:table-cell>
          <table:table-cell table:formula="of:=[.E16]+[.F16]+[.G15]" office:value-type="float" office:value="31833.83" calcext:value-type="float">
            <text:p>31.833,8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12000" calcext:value-type="float">
            <text:p>12.000,00</text:p>
          </table:table-cell>
          <table:table-cell table:formula="of:=[$'12'.E2]" office:value-type="float" office:value="-121043.47" calcext:value-type="float">
            <text:p>-121.043,47</text:p>
          </table:table-cell>
          <table:table-cell table:formula="of:=[$'12'.F2]" office:value-type="float" office:value="0" calcext:value-type="float">
            <text:p>0,00</text:p>
          </table:table-cell>
          <table:table-cell table:formula="of:=[$'12'.G2]" office:value-type="float" office:value="0" calcext:value-type="float">
            <text:p>0,00</text:p>
          </table:table-cell>
          <table:table-cell table:formula="of:=[.E17]+[.F17]+[.G16]" office:value-type="float" office:value="31833.83" calcext:value-type="float">
            <text:p>31.833,8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6:.C17])" office:value-type="float" office:value="410899.54" calcext:value-type="float">
            <text:p>410.899,54</text:p>
          </table:table-cell>
          <table:table-cell table:formula="of:=SUM([.D6:.D17])" office:value-type="float" office:value="-303674.2" calcext:value-type="float">
            <text:p>-303.674,20</text:p>
          </table:table-cell>
          <table:table-cell table:formula="of:=SUM([.E6:.E17])" office:value-type="float" office:value="96848.01" calcext:value-type="float">
            <text:p>96.848,01</text:p>
          </table:table-cell>
          <table:table-cell table:formula="of:=SUM([.F6:.F17])" office:value-type="float" office:value="-65014.18" calcext:value-type="float">
            <text:p>-65.014,18</text:p>
          </table:table-cell>
          <table:table-cell table:formula="of:=[.E19]+[.F19]" office:value-type="float" office:value="31833.83" calcext:value-type="float">
            <text:p>31.833,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36" table:formula="of:=[.C19]+[.D19]" office:value-type="float" office:value="107225.34" calcext:value-type="float">
            <text:p>107.225,34</text:p>
          </table:table-cell>
          <table:table-cell table:style-name="Default" table:number-columns-repeated="2"/>
          <table:table-cell table:formula="of:=[.D21]+[.G19]" office:value-type="float" office:value="139059.17" calcext:value-type="float">
            <text:p>139.059,17</text:p>
          </table:table-cell>
          <table:table-cell table:number-columns-repeated="2"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7" table:number-columns-repeated="3" table:default-cell-style-name="ce38"/>
        <table:table-column table:style-name="co1" table:default-cell-style-name="Default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1" office:value-type="string" calcext:value-type="string">
            <text:p>- OCA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3:.D57])" office:value-type="float" office:value="7333.3" calcext:value-type="float">
            <text:p>7.333,30</text:p>
          </table:table-cell>
          <table:table-cell table:style-name="ce48" table:formula="of:=SUM([.E3:.E57])" office:value-type="float" office:value="-6834.05" calcext:value-type="float">
            <text:p>-6.834,05</text:p>
          </table:table-cell>
          <table:table-cell table:style-name="ce48" table:formula="of:=SUM([.F3:.F57])" office:value-type="float" office:value="46462.64" calcext:value-type="float">
            <text:p>46.462,64</text:p>
          </table:table-cell>
          <table:table-cell table:style-name="ce48" table:formula="of:=SUM([.G3:.G57])" office:value-type="float" office:value="-6834.05" calcext:value-type="float">
            <text:p>-6.834,05</text:p>
          </table:table-cell>
          <table:table-cell table:style-name="ce4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42"/>
          <table:table-cell table:style-name="ce1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42" office:value-type="date" office:date-value="2022-01-13" calcext:value-type="date">
            <text:p>13.01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130.3" calcext:value-type="float">
            <text:p>-130,30</text:p>
          </table:table-cell>
          <table:table-cell table:style-name="ce39"/>
          <table:table-cell table:style-name="ce3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255.4" calcext:value-type="float">
            <text:p>-255,40</text:p>
          </table:table-cell>
          <table:table-cell table:style-name="ce39"/>
          <table:table-cell table:style-name="ce3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39" office:value-type="float" office:value="-50" calcext:value-type="float">
            <text:p>-50,00</text:p>
          </table:table-cell>
          <table:table-cell table:style-name="ce3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 office:value-type="date" office:date-value="2022-01-04" calcext:value-type="date">
            <text:p>04.01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39" table:number-columns-repeated="2"/>
          <table:table-cell table:style-name="ce3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3"/>
          <table:table-cell table:style-name="ce3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5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/>
          <table:table-cell table:style-name="ce35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17">
          <table:table-cell table:style-name="ce4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8" table:default-cell-style-name="ce42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ŞUBA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3])" office:value-type="float" office:value="10567.09" calcext:value-type="float">
            <text:p>10.567,09</text:p>
          </table:table-cell>
          <table:table-cell table:style-name="ce48" table:formula="of:=SUM([.E5:.E63])" office:value-type="float" office:value="-21938.15" calcext:value-type="float">
            <text:p>-21.938,15</text:p>
          </table:table-cell>
          <table:table-cell table:style-name="ce48" table:formula="of:=SUM([.F5:.F63])" office:value-type="float" office:value="11567.09" calcext:value-type="float">
            <text:p>11.567,09</text:p>
          </table:table-cell>
          <table:table-cell table:style-name="ce48" table:formula="of:=SUM([.G5:.G63])" office:value-type="float" office:value="-21938.15" calcext:value-type="float">
            <text:p>-21.938,15</text:p>
          </table:table-cell>
          <table:table-cell table:style-name="ce48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style-name="ce39"/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lmer bilgisayar</text:p>
          </table:table-cell>
          <table:table-cell table:style-name="ce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nggood lcd controller</text:p>
          </table:table-cell>
          <table:table-cell table:style-name="ce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9"/>
          <table:table-cell table:style-name="ce37" table:number-columns-repeated="2"/>
          <table:table-cell/>
        </table:table-row>
      </table:table>
      <table:table table:name="03" table:style-name="ta1"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1])" office:value-type="float" office:value="36859.61" calcext:value-type="float">
            <text:p>36.859,61</text:p>
          </table:table-cell>
          <table:table-cell table:style-name="ce48" table:formula="of:=SUM([.E5:.E61])" office:value-type="float" office:value="-30109.3" calcext:value-type="float">
            <text:p>-30.109,30</text:p>
          </table:table-cell>
          <table:table-cell table:style-name="ce48" table:formula="of:=SUM([.F5:.F61])" office:value-type="float" office:value="35859.61" calcext:value-type="float">
            <text:p>35.859,61</text:p>
          </table:table-cell>
          <table:table-cell table:style-name="ce48" table:formula="of:=SUM([.G5:.G61])" office:value-type="float" office:value="-30109.3" calcext:value-type="float">
            <text:p>-30.109,30</text:p>
          </table:table-cell>
          <table:table-cell table:style-name="ce4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style-name="ce37" table:number-columns-repeated="3"/>
          <table:table-cell/>
          <table:table-cell table:style-name="ce35"/>
        </table:table-row>
        <table:table-row table:style-name="ro1">
          <table:table-cell/>
          <table:table-cell table:style-name="ce35" table:number-columns-repeated="3"/>
          <table:table-cell table:style-name="ce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35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167" calcext:value-type="float">
            <text:p>-167,00</text:p>
          </table:table-cell>
          <table:table-cell table:style-name="ce37"/>
          <table:table-cell table:style-name="ce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35"/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428" calcext:value-type="float">
            <text:p>-428,00</text:p>
          </table:table-cell>
          <table:table-cell table:style-name="ce37"/>
          <table:table-cell table:style-name="ce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35"/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49" office:value-type="float" office:value="-50" calcext:value-type="float">
            <text:p>-50,00</text:p>
          </table:table-cell>
          <table:table-cell table:style-name="ce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daü yasemin 21-22 <text:s/>bahar okul ücreti</text:p>
          </table:table-cell>
          <table:table-cell table:style-name="ce45" table:number-columns-repeated="2"/>
          <table:table-cell table:style-name="ce49" office:value-type="float" office:value="-21510.75" calcext:value-type="float">
            <text:p>-21.510,75</text:p>
          </table:table-cell>
          <table:table-cell table:style-name="ce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06 yb 1397 1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9"/>
          <table:table-cell table:style-name="ce37"/>
          <table:table-cell table:style-name="ce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/>
          <table:table-cell table:style-name="ce45" table:number-columns-repeated="3"/>
          <table:table-cell table:style-name="ce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3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3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3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" table:default-cell-style-name="ce42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NİS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5])" office:value-type="float" office:value="80598.8" calcext:value-type="float">
            <text:p>80.598,80</text:p>
          </table:table-cell>
          <table:table-cell table:style-name="ce48" table:formula="of:=SUM([.E5:.E65])" office:value-type="float" office:value="-11290.68" calcext:value-type="float">
            <text:p>-11.290,68</text:p>
          </table:table-cell>
          <table:table-cell table:style-name="ce48" table:formula="of:=SUM([.F5:.F65])" office:value-type="float" office:value="2958.67" calcext:value-type="float">
            <text:p>2.958,67</text:p>
          </table:table-cell>
          <table:table-cell table:style-name="ce48" table:formula="of:=SUM([.G5:.G65])" office:value-type="float" office:value="-6132.68" calcext:value-type="float">
            <text:p>-6.132,68</text:p>
          </table:table-cell>
          <table:table-cell table:style-name="ce48" table:formula="of:=[.F2]+[.G2]" office:value-type="float" office:value="-3174.01" calcext:value-type="float">
            <text:p>-3.174,01</text:p>
          </table:table-cell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215.73" calcext:value-type="float">
            <text:p>215,73</text:p>
          </table:table-cell>
          <table:table-cell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4.03" calcext:value-type="float">
            <text:p>904,03</text:p>
          </table:table-cell>
          <table:table-cell table:number-columns-repeated="3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80.6" calcext:value-type="float">
            <text:p>380,6</text:p>
          </table:table-cell>
          <table:table-cell/>
          <table:table-cell office:value-type="float" office:value="380.6" calcext:value-type="float">
            <text:p>380,60</text:p>
          </table:table-cell>
          <table:table-cell/>
          <table:table-cell table:formula="of:=[.H6]+[.F7]+[.G7]" office:value-type="float" office:value="380.6" calcext:value-type="float">
            <text:p>380,6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78.07" calcext:value-type="float">
            <text:p>78,07</text:p>
          </table:table-cell>
          <table:table-cell/>
          <table:table-cell office:value-type="float" office:value="78.07" calcext:value-type="float">
            <text:p>78,07</text:p>
          </table:table-cell>
          <table:table-cell/>
          <table:table-cell table:formula="of:=[.H7]+[.F8]+[.G8]" office:value-type="float" office:value="458.67" calcext:value-type="float">
            <text:p>458,67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-1119.76" calcext:value-type="float">
            <text:p>-1.119,76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383.8" calcext:value-type="float">
            <text:p>-383,80</text:p>
          </table:table-cell>
          <table:table-cell table:style-name="ce37"/>
          <table:table-cell table:style-name="ce49" office:value-type="float" office:value="-383.8" calcext:value-type="float">
            <text:p>-383,80</text:p>
          </table:table-cell>
          <table:table-cell table:formula="of:=[.H9]+[.F10]+[.G10]" office:value-type="float" office:value="-1503.56" calcext:value-type="float">
            <text:p>-1.503,56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171.6" calcext:value-type="float">
            <text:p>-171,60</text:p>
          </table:table-cell>
          <table:table-cell table:style-name="ce37"/>
          <table:table-cell table:style-name="ce49" office:value-type="float" office:value="-171.6" calcext:value-type="float">
            <text:p>-171,60</text:p>
          </table:table-cell>
          <table:table-cell table:formula="of:=[.H10]+[.F11]+[.G11]" office:value-type="float" office:value="-1675.16" calcext:value-type="float">
            <text:p>-1.675,16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Default"/>
          <table:table-cell table:style-name="ce37"/>
          <table:table-cell/>
          <table:table-cell table:formula="of:=[.H11]+[.F12]+[.G12]" office:value-type="float" office:value="-1675.16" calcext:value-type="float">
            <text:p>-1.675,16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1675.16" calcext:value-type="float">
            <text:p>-1.675,16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1675.16" calcext:value-type="float">
            <text:p>-1.675,16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/>
          <table:table-cell table:formula="of:=[.H14]+[.F15]+[.G15]" office:value-type="float" office:value="-1675.16" calcext:value-type="float">
            <text:p>-1.675,16</text:p>
          </table:table-cell>
        </table:table-row>
        <table:table-row table:style-name="ro1">
          <table:table-cell/>
          <table:table-cell table:style-name="ce45" office:value-type="string" calcext:value-type="string">
            <text:p>06 yb 1397 2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/>
          <table:table-cell/>
          <table:table-cell table:formula="of:=[.H15]+[.F16]+[.G16]" office:value-type="float" office:value="-1675.16" calcext:value-type="float">
            <text:p>-1.675,16</text:p>
          </table:table-cell>
        </table:table-row>
        <table:table-row table:style-name="ro1">
          <table:table-cell/>
          <table:table-cell table:style-name="ce45" office:value-type="string" calcext:value-type="string">
            <text:p>HAS KOMP ÇORUM</text:p>
          </table:table-cell>
          <table:table-cell table:style-name="ce45" table:number-columns-repeated="2"/>
          <table:table-cell table:style-name="ce49" office:value-type="float" office:value="-3270" calcext:value-type="float">
            <text:p>-3.270,00</text:p>
          </table:table-cell>
          <table:table-cell table:style-name="ce37"/>
          <table:table-cell/>
          <table:table-cell table:formula="of:=[.H16]+[.F17]+[.G17]" office:value-type="float" office:value="-1675.16" calcext:value-type="float">
            <text:p>-1.675,16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</text:p>
          </table:table-cell>
          <table:table-cell table:style-name="ce45" table:number-columns-repeated="2"/>
          <table:table-cell table:style-name="ce49" office:value-type="float" office:value="-238" calcext:value-type="float">
            <text:p>-238,00</text:p>
          </table:table-cell>
          <table:table-cell table:style-name="ce37"/>
          <table:table-cell/>
          <table:table-cell table:formula="of:=[.H17]+[.F18]+[.G18]" office:value-type="float" office:value="-1675.16" calcext:value-type="float">
            <text:p>-1.675,16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 bsmv</text:p>
          </table:table-cell>
          <table:table-cell table:style-name="ce45" table:number-columns-repeated="2"/>
          <table:table-cell table:style-name="ce49" office:value-type="float" office:value="-11.9" calcext:value-type="float">
            <text:p>-11,90</text:p>
          </table:table-cell>
          <table:table-cell table:style-name="ce37"/>
          <table:table-cell/>
          <table:table-cell table:formula="of:=[.H18]+[.F19]+[.G19]" office:value-type="float" office:value="-1675.16" calcext:value-type="float">
            <text:p>-1.675,16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1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style-name="ce37"/>
          <table:table-cell/>
          <table:table-cell table:formula="of:=[.H19]+[.F20]+[.G20]" office:value-type="float" office:value="-1675.16" calcext:value-type="float">
            <text:p>-1.675,16</text:p>
          </table:table-cell>
        </table:table-row>
        <table:table-row table:style-name="ro1">
          <table:table-cell/>
          <table:table-cell table:style-name="ce45" office:value-type="string" calcext:value-type="string">
            <text:p>gib gov tr kira damga v.</text:p>
          </table:table-cell>
          <table:table-cell table:style-name="ce45" table:number-columns-repeated="2"/>
          <table:table-cell table:style-name="ce49" office:value-type="float" office:value="-132.3" calcext:value-type="float">
            <text:p>-132,30</text:p>
          </table:table-cell>
          <table:table-cell table:style-name="ce37"/>
          <table:table-cell/>
          <table:table-cell table:formula="of:=[.H20]+[.F21]+[.G21]" office:value-type="float" office:value="-1675.16" calcext:value-type="float">
            <text:p>-1.675,16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 table:number-columns-repeated="2"/>
          <table:table-cell office:value-type="float" office:value="-3998.85" calcext:value-type="float">
            <text:p>-3.998,85</text:p>
          </table:table-cell>
          <table:table-cell table:formula="of:=[.H21]+[.F22]+[.G22]" office:value-type="float" office:value="-5674.01" calcext:value-type="float">
            <text:p>-5.674,01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 table:number-columns-repeated="2"/>
          <table:table-cell/>
          <table:table-cell table:formula="of:=[.H22]+[.F23]+[.G23]" office:value-type="float" office:value="-5674.01" calcext:value-type="float">
            <text:p>-5.674,01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/>
          <table:table-cell table:formula="of:=[.H23]+[.F24]+[.G24]" office:value-type="float" office:value="-5674.01" calcext:value-type="float">
            <text:p>-5.674,01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/>
          <table:table-cell table:formula="of:=[.H24]+[.F25]+[.G25]" office:value-type="float" office:value="-5674.01" calcext:value-type="float">
            <text:p>-5.674,01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5]+[.F26]+[.G26]" office:value-type="float" office:value="-5674.01" calcext:value-type="float">
            <text:p>-5.674,01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6]+[.F27]+[.G27]" office:value-type="float" office:value="-5674.01" calcext:value-type="float">
            <text:p>-5.674,01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7]+[.F28]+[.G28]" office:value-type="float" office:value="-5674.01" calcext:value-type="float">
            <text:p>-5.674,01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8]+[.F29]+[.G29]" office:value-type="float" office:value="-3174.01" calcext:value-type="float">
            <text:p>-3.174,01</text:p>
          </table:table-cell>
        </table:table-row>
        <table:table-row table:style-name="ro1">
          <table:table-cell/>
          <table:table-cell office:value-type="string" calcext:value-type="string">
            <text:p>Tuzgümrüğü kira +++++++++++++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9]+[.F30]+[.G30]" office:value-type="float" office:value="-3174.01" calcext:value-type="float">
            <text:p>-3.174,01</text:p>
          </table:table-cell>
        </table:table-row>
        <table:table-row table:style-name="ro1">
          <table:table-cell/>
          <table:table-cell office:value-type="string" calcext:value-type="string">
            <text:p>Doğuş Kira 9/12-2022-23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30]+[.F31]+[.G31]" office:value-type="float" office:value="-3174.01" calcext:value-type="float">
            <text:p>-3.174,01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1]+[.F32]+[.G32]" office:value-type="float" office:value="-3174.01" calcext:value-type="float">
            <text:p>-3.174,01</text:p>
          </table:table-cell>
        </table:table-row>
        <table:table-row table:style-name="ro1">
          <table:table-cell table:style-name="Default"/>
          <table:table-cell office:value-type="string" calcext:value-type="string">
            <text:p>SnyG-Kynkçı Merdal 8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2]+[.F33]+[.G33]" office:value-type="float" office:value="-3174.01" calcext:value-type="float">
            <text:p>-3.174,01</text:p>
          </table:table-cell>
        </table:table-row>
        <table:table-row table:style-name="ro1">
          <table:table-cell/>
          <table:table-cell office:value-type="string" calcext:value-type="string">
            <text:p>Motorcu Mesut Kira 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style-name="Default"/>
          <table:table-cell table:number-columns-repeated="2"/>
          <table:table-cell table:formula="of:=[.H33]+[.F34]+[.G34]" office:value-type="float" office:value="-3174.01" calcext:value-type="float">
            <text:p>-3.174,01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4]+[.F35]+[.G35]" office:value-type="float" office:value="-3174.01" calcext:value-type="float">
            <text:p>-3.174,01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MAYI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1])" office:value-type="float" office:value="13520.37" calcext:value-type="float">
            <text:p>13.520,37</text:p>
          </table:table-cell>
          <table:table-cell table:style-name="ce48" table:formula="of:=SUM([.E4:.E61])" office:value-type="float" office:value="-7027.65" calcext:value-type="float">
            <text:p>-7.027,65</text:p>
          </table:table-cell>
          <table:table-cell table:style-name="ce48" table:formula="of:=SUM([.F4:.F58])" office:value-type="float" office:value="0" calcext:value-type="float">
            <text:p>0,00</text:p>
          </table:table-cell>
          <table:table-cell table:style-name="ce48" table:formula="of:=SUM([.G4:.G5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39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2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0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9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HAZİR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1])" office:value-type="float" office:value="18520.37" calcext:value-type="float">
            <text:p>18.520,37</text:p>
          </table:table-cell>
          <table:table-cell table:style-name="ce48" table:formula="of:=SUM([.E4:.E61])" office:value-type="float" office:value="-7027.65" calcext:value-type="float">
            <text:p>-7.027,65</text:p>
          </table:table-cell>
          <table:table-cell table:style-name="ce48" table:formula="of:=SUM([.F4:.F58])" office:value-type="float" office:value="0" calcext:value-type="float">
            <text:p>0,00</text:p>
          </table:table-cell>
          <table:table-cell table:style-name="ce48" table:formula="of:=SUM([.G4:.G58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3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TEMMUZ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4000" calcext:value-type="float">
            <text:p>14.000,00</text:p>
          </table:table-cell>
          <table:table-cell table:style-name="ce48" table:formula="of:=SUM([.E4:.E62])" office:value-type="float" office:value="-7027.65" calcext:value-type="float">
            <text:p>-7.027,65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4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1]+[.F30]-[.G30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ĞUSTO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3])" office:value-type="float" office:value="28500" calcext:value-type="float">
            <text:p>28.500,00</text:p>
          </table:table-cell>
          <table:table-cell table:style-name="ce48" table:formula="of:=SUM([.E4:.E63])" office:value-type="float" office:value="-20647.95" calcext:value-type="float">
            <text:p>-20.647,95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5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6" office:value-type="float" office:value="16500" calcext:value-type="float">
            <text:p>16.5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YLÜL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64000" calcext:value-type="float">
            <text:p>64.000,00</text:p>
          </table:table-cell>
          <table:table-cell table:style-name="ce48" table:formula="of:=SUM([.E5:.E66])" office:value-type="float" office:value="-57027.65" calcext:value-type="float">
            <text:p>-57.027,65</text:p>
          </table:table-cell>
          <table:table-cell table:style-name="ce48" table:formula="of:=SUM([.F5:.F63])" office:value-type="float" office:value="0" calcext:value-type="float">
            <text:p>0,00</text:p>
          </table:table-cell>
          <table:table-cell table:style-name="ce48" table:formula="of:=SUM([.G5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38"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6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38"/>
          <table:table-cell table:style-name="ce3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38"/>
          <table:table-cell table:style-name="ce38" office:value-type="float" office:value="-15000" calcext:value-type="float">
            <text:p>-15.0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36" office:value-type="float" office:value="48000" calcext:value-type="float">
            <text:p>48.000,00</text:p>
          </table:table-cell>
          <table:table-cell/>
          <table:table-cell table:style-name="ce36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Kİ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2000" calcext:value-type="float">
            <text:p>12.0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KASI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13000" calcext:value-type="float">
            <text:p>113.0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38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RALI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6])" office:value-type="float" office:value="12000" calcext:value-type="float">
            <text:p>12.000,00</text:p>
          </table:table-cell>
          <table:table-cell table:style-name="ce48" table:formula="of:=SUM([.E4:.E66])" office:value-type="float" office:value="-121043.47" calcext:value-type="float">
            <text:p>-121.043,47</text:p>
          </table:table-cell>
          <table:table-cell table:style-name="ce48" table:formula="of:=SUM([.F4:.F64])" office:value-type="float" office:value="0" calcext:value-type="float">
            <text:p>0,00</text:p>
          </table:table-cell>
          <table:table-cell table:style-name="ce48" table:formula="of:=SUM([.G4:.G64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500" calcext:value-type="float">
            <text:p>1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38"/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2"/>
          <table:table-cell table:formula="of:=['04'.D34]*0.2491*-1" office:value-type="float" office:value="-16191.5" calcext:value-type="float">
            <text:p>-16.191,50</text:p>
          </table:table-cell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8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48000 x%24,91</text:p>
          </table:table-cell>
          <table:table-cell/>
          <table:table-cell table:style-name="ce36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8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" table:formula="of:=SUM([.E31:.E44])*-1" office:value-type="currency" office:currency="TRY" office:value="114193.47" calcext:value-type="currency">
            <text:p>₺114.193,4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</table:table>
      <table:table table:name="PROCES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.00.0000</text:date>, <text:time style:data-style-name="N2" text:time-value="09:14:43.8299289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6H4M29S</meta:editing-duration>
    <meta:editing-cycles>22</meta:editing-cycles>
    <meta:generator>LibreOffice/7.2.6.2$Linux_X86_64 LibreOffice_project/20$Build-2</meta:generator>
    <dc:date>2022-04-05T14:39:16.527284547</dc:date>
    <meta:document-statistic meta:table-count="14" meta:cell-count="1169" meta:object-count="0"/>
  </office:meta>
</office:document-meta>
</file>